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🎯 Tujuan Aplikasi e-PIT</text:h>
      <text:p text:style-name="Text_20_body">Aplikasi ini ditujukan untuk mendukung operasional kapal perikanan secara digital, dengan pengguna utama:</text:p>
      <text:list text:style-name="L1">
        <text:list-item>
          <text:p text:style-name="P1"><text:span text:style-name="Strong_20_Emphasis">Pemilik Kapal</text:span></text:p>
        </text:list-item>
        <text:list-item>
          <text:p text:style-name="P1"><text:span text:style-name="Strong_20_Emphasis">Nakhoda Kapal</text:span></text:p>
        </text:list-item>
      </text:list>
      <text:p text:style-name="Horizontal_20_Line"/>
      <text:h text:style-name="Heading_20_2" text:outline-level="2">🧭 Navigasi Utama</text:h>
      <text:h text:style-name="Heading_20_3" text:outline-level="3">Rekomendasi Struktur Navigasi (Sidebar / Bottom Nav):</text:h>
      <text:list text:style-name="L2">
        <text:list-item>
          <text:p text:style-name="P2"><text:span text:style-name="Strong_20_Emphasis">Beranda (Dashboard)</text:span></text:p>
        </text:list-item>
        <text:list-item>
          <text:p text:style-name="P2"><text:span text:style-name="Strong_20_Emphasis">Operasi</text:span></text:p>
          <text:list>
            <text:list-item>
              <text:p text:style-name="P2">Permohonan Keberangkatan (SLO-PB)</text:p>
            </text:list-item>
            <text:list-item>
              <text:p text:style-name="P2">Logbook Penangkapan</text:p>
            </text:list-item>
            <text:list-item>
              <text:p text:style-name="P2">Hasil Tangkapan</text:p>
            </text:list-item>
            <text:list-item>
              <text:p text:style-name="P2">Alih Muat</text:p>
            </text:list-item>
            <text:list-item>
              <text:p text:style-name="P2">Kedatangan Darurat</text:p>
            </text:list-item>
          </text:list>
        </text:list-item>
        <text:list-item>
          <text:p text:style-name="P2"><text:span text:style-name="Strong_20_Emphasis">LPM (Perhitungan Mandiri)</text:span></text:p>
        </text:list-item>
        <text:list-item>
          <text:p text:style-name="P2"><text:span text:style-name="Strong_20_Emphasis">Status Pengajuan</text:span></text:p>
        </text:list-item>
        <text:list-item>
          <text:p text:style-name="P2"><text:span text:style-name="Strong_20_Emphasis">Pengaturan</text:span></text:p>
        </text:list-item>
        <text:list-item>
          <text:p text:style-name="P2"><text:span text:style-name="Strong_20_Emphasis">Bantuan</text:span></text:p>
        </text:list-item>
      </text:list>
      <text:p text:style-name="Horizontal_20_Line"/>
      <text:h text:style-name="Heading_20_2" text:outline-level="2">👤 User Roles &amp; UX</text:h>
      <text:h text:style-name="Heading_20_3" text:outline-level="3">A. Pemilik Kapal</text:h>
      <text:list text:style-name="L3">
        <text:list-item>
          <text:p text:style-name="P3">Header: <text:span text:style-name="Strong_20_Emphasis">Biru</text:span></text:p>
        </text:list-item>
        <text:list-item>
          <text:p text:style-name="P3">Bisa mengakses semua menu</text:p>
        </text:list-item>
        <text:list-item>
          <text:p text:style-name="P3">Fokus pada:</text:p>
          <text:list>
            <text:list-item>
              <text:p text:style-name="P3">Pengajuan izin (SLO, SPB)</text:p>
            </text:list-item>
            <text:list-item>
              <text:p text:style-name="P3">Laporan Hasil Tangkapan</text:p>
            </text:list-item>
            <text:list-item>
              <text:p text:style-name="P3">Perhitungan Mandiri &amp; Billing PHP</text:p>
            </text:list-item>
          </text:list>
        </text:list-item>
      </text:list>
      <text:h text:style-name="Heading_20_3" text:outline-level="3">B. Nakhoda</text:h>
      <text:list text:style-name="L4">
        <text:list-item>
          <text:p text:style-name="P4">Header: <text:span text:style-name="Strong_20_Emphasis">Oranye</text:span></text:p>
        </text:list-item>
        <text:list-item>
          <text:p text:style-name="P4"><text:soft-page-break/>Fokus pada:</text:p>
          <text:list>
            <text:list-item>
              <text:p text:style-name="P4">Operasi lapangan</text:p>
            </text:list-item>
            <text:list-item>
              <text:p text:style-name="P4">Input logbook, data ikan, muatan, darurat</text:p>
            </text:list-item>
            <text:list-item>
              <text:p text:style-name="P4">Tidak bisa akses invoice</text:p>
            </text:list-item>
          </text:list>
        </text:list-item>
      </text:list>
      <text:p text:style-name="Horizontal_20_Line"/>
      <text:h text:style-name="Heading_20_2" text:outline-level="2">🧱 Komponen UI Penting</text:h>
      <text:h text:style-name="Heading_20_3" text:outline-level="3">🔐 <text:span text:style-name="Strong_20_Emphasis">Login &amp; Aktivasi</text:span></text:h>
      <text:list text:style-name="L5">
        <text:list-item>
          <text:p text:style-name="P5">Register dengan form:</text:p>
          <text:list>
            <text:list-item>
              <text:p text:style-name="P5">Nomor BKP (6 digit)</text:p>
            </text:list-item>
            <text:list-item>
              <text:p text:style-name="P5">Nama Kapal</text:p>
            </text:list-item>
            <text:list-item>
              <text:p text:style-name="P5">Email</text:p>
            </text:list-item>
            <text:list-item>
              <text:p text:style-name="P5">Pilihan Otoritas (Pemilik / Nakhoda)</text:p>
            </text:list-item>
          </text:list>
        </text:list-item>
        <text:list-item>
          <text:p text:style-name="P5">2 tahap konfirmasi email</text:p>
        </text:list-item>
      </text:list>
      <text:h text:style-name="Heading_20_3" text:outline-level="3">🧾 <text:span text:style-name="Strong_20_Emphasis">Form Permohonan Keberangkatan</text:span></text:h>
      <text:list text:style-name="L6">
        <text:list-item>
          <text:p text:style-name="P6">Informasi Kapal</text:p>
        </text:list-item>
        <text:list-item>
          <text:p text:style-name="P6">Info Keberangkatan</text:p>
        </text:list-item>
        <text:list-item>
          <text:p text:style-name="P6">Muatan (BBM, Es, dll)</text:p>
        </text:list-item>
        <text:list-item>
          <text:p text:style-name="P6">Awak Kapal</text:p>
        </text:list-item>
        <text:list-item>
          <text:p text:style-name="P6">Dokumen Otomatis</text:p>
        </text:list-item>
        <text:list-item>
          <text:p text:style-name="P6">Tombol: <text:span text:style-name="Strong_20_Emphasis">Simpan</text:span>, <text:span text:style-name="Strong_20_Emphasis">Ajukan</text:span></text:p>
        </text:list-item>
      </text:list>
      <text:h text:style-name="Heading_20_3" text:outline-level="3">📓 <text:span text:style-name="Strong_20_Emphasis">Logbook Penangkapan</text:span></text:h>
      <text:list text:style-name="L7">
        <text:list-item>
          <text:p text:style-name="P7">Tombol: <text:span text:style-name="Strong_20_Emphasis">Mulai Setting</text:span>, <text:span text:style-name="Strong_20_Emphasis">Selesai Setting</text:span></text:p>
        </text:list-item>
        <text:list-item>
          <text:p text:style-name="P7">Form:</text:p>
          <text:list>
            <text:list-item>
              <text:p text:style-name="P7">Lokasi</text:p>
            </text:list-item>
            <text:list-item>
              <text:p text:style-name="P7">Jenis Ikan (popup untuk berat dan jumlah)</text:p>
            </text:list-item>
          </text:list>
        </text:list-item>
      </text:list>
      <text:h text:style-name="Heading_20_3" text:outline-level="3">🛥️ <text:span text:style-name="Strong_20_Emphasis">Alih Muat</text:span></text:h>
      <text:list text:style-name="L8">
        <text:list-item>
          <text:p text:style-name="P8">Pilih kapal penerima</text:p>
        </text:list-item>
        <text:list-item>
          <text:p text:style-name="P8">Pilih jenis ikan</text:p>
        </text:list-item>
        <text:list-item>
          <text:p text:style-name="P8">Input berat</text:p>
        </text:list-item>
        <text:list-item>
          <text:p text:style-name="P8">Simpan &amp; submit</text:p>
        </text:list-item>
      </text:list>
      <text:h text:style-name="Heading_20_3" text:outline-level="3"><text:soft-page-break/>⚠️ <text:span text:style-name="Strong_20_Emphasis">Kedatangan Darurat</text:span></text:h>
      <text:list text:style-name="L9">
        <text:list-item>
          <text:p text:style-name="P9">Checklist kondisi darurat</text:p>
        </text:list-item>
        <text:list-item>
          <text:p text:style-name="P9">Tipe kedatangan</text:p>
        </text:list-item>
        <text:list-item>
          <text:p text:style-name="P9">Kirim data</text:p>
        </text:list-item>
      </text:list>
      <text:h text:style-name="Heading_20_3" text:outline-level="3">📊 <text:span text:style-name="Strong_20_Emphasis">Laporan &amp; Billing</text:span></text:h>
      <text:list text:style-name="L10">
        <text:list-item>
          <text:p text:style-name="P10">Tambah / edit data hasil tangkapan</text:p>
        </text:list-item>
        <text:list-item>
          <text:p text:style-name="P10">Submit LPM</text:p>
        </text:list-item>
        <text:list-item>
          <text:p text:style-name="P10">Informasi kewajiban PHP</text:p>
        </text:list-item>
        <text:list-item>
          <text:p text:style-name="P10">Status pembayaran</text:p>
        </text:list-item>
      </text:list>
      <text:p text:style-name="Horizontal_20_Line"/>
      <text:h text:style-name="Heading_20_2" text:outline-level="2">🎨 Rekomendasi Desain UI</text:h>
      <text:h text:style-name="Heading_20_3" text:outline-level="3">Palet Warna:</text:h>
      <text:list text:style-name="L11">
        <text:list-item>
          <text:p text:style-name="P11"><text:span text:style-name="Strong_20_Emphasis">Biru</text:span> (#007BFF) untuk pemilik kapal</text:p>
        </text:list-item>
        <text:list-item>
          <text:p text:style-name="P11"><text:span text:style-name="Strong_20_Emphasis">Oranye</text:span> (#FFA500) untuk nakhoda</text:p>
        </text:list-item>
        <text:list-item>
          <text:p text:style-name="P11"><text:span text:style-name="Strong_20_Emphasis">Abu muda / putih</text:span> untuk latar</text:p>
        </text:list-item>
        <text:list-item>
          <text:p text:style-name="P11"><text:span text:style-name="Strong_20_Emphasis">Hijau</text:span> untuk status “Berhasil”</text:p>
        </text:list-item>
        <text:list-item>
          <text:p text:style-name="P11"><text:span text:style-name="Strong_20_Emphasis">Merah</text:span> untuk status “Ditolak”</text:p>
        </text:list-item>
      </text:list>
      <text:h text:style-name="Heading_20_3" text:outline-level="3">Komponen Visual:</text:h>
      <text:list text:style-name="L12">
        <text:list-item>
          <text:p text:style-name="P12">Banyak <text:span text:style-name="Strong_20_Emphasis">form input</text:span> (dropdown, datepicker, textfield)</text:p>
        </text:list-item>
        <text:list-item>
          <text:p text:style-name="P12"><text:span text:style-name="Strong_20_Emphasis">Card layout</text:span> untuk menampilkan status</text:p>
        </text:list-item>
        <text:list-item>
          <text:p text:style-name="P12"><text:span text:style-name="Strong_20_Emphasis">Tombol aksi</text:span>: Ajukan, Simpan, Lanjutkan, Laporkan, dll.</text:p>
        </text:list-item>
        <text:list-item>
          <text:p text:style-name="P12">Gunakan <text:span text:style-name="Strong_20_Emphasis">progress bar</text:span> atau indikator status (proses, ditolak, selesai)</text:p>
        </text:list-item>
      </text:list>
      <text:p text:style-name="Horizontal_20_Line"/>
      <text:h text:style-name="Heading_20_2" text:outline-level="2">📐 Saran Struktur Mockup di Figma</text:h>
      <text:h text:style-name="Heading_20_3" text:outline-level="3">1. <text:span text:style-name="Strong_20_Emphasis">Login &amp; Register Page</text:span></text:h>
      <text:h text:style-name="Heading_20_3" text:outline-level="3">2. <text:span text:style-name="Strong_20_Emphasis">Dashboard (Biru / Oranye)</text:span></text:h>
      <text:list text:style-name="L13">
        <text:list-item>
          <text:p text:style-name="P13">Ringkasan status trip / pengajuan terakhir</text:p>
        </text:list-item>
      </text:list>
      <text:h text:style-name="Heading_20_3" text:outline-level="3">3. <text:span text:style-name="Strong_20_Emphasis">Form Permohonan Keberangkatan</text:span></text:h>
      <text:list text:style-name="L14">
        <text:list-item>
          <text:p text:style-name="P14">Multi-step form layout</text:p>
        </text:list-item>
      </text:list>
      <text:h text:style-name="Heading_20_3" text:outline-level="3"><text:soft-page-break/>4. <text:span text:style-name="Strong_20_Emphasis">Logbook &amp; Hasil Tangkapan</text:span></text:h>
      <text:list text:style-name="L15">
        <text:list-item>
          <text:p text:style-name="P15">List ikan → Tambah → Popup → Simpan</text:p>
        </text:list-item>
      </text:list>
      <text:h text:style-name="Heading_20_3" text:outline-level="3">5. <text:span text:style-name="Strong_20_Emphasis">LPM &amp; Billing</text:span></text:h>
      <text:list text:style-name="L16">
        <text:list-item>
          <text:p text:style-name="P16">List trip → Perhitungan mandiri → Simpan → Kirim</text:p>
        </text:list-item>
      </text:list>
      <text:h text:style-name="Heading_20_3" text:outline-level="3">6. <text:span text:style-name="Strong_20_Emphasis">Setting &amp; Profil</text:span></text:h>
      <text:list text:style-name="L17">
        <text:list-item>
          <text:p text:style-name="P17">Informasi pengguna</text:p>
        </text:list-item>
        <text:list-item>
          <text:p text:style-name="P17">Ubah email / logout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7T14:37:26.625270022</meta:creation-date>
    <dc:date>2025-06-07T14:39:34.850948963</dc:date>
    <meta:editing-duration>PT2M12S</meta:editing-duration>
    <meta:editing-cycles>1</meta:editing-cycles>
    <meta:document-statistic meta:table-count="0" meta:image-count="0" meta:object-count="0" meta:page-count="4" meta:paragraph-count="90" meta:word-count="391" meta:character-count="2168" meta:non-whitespace-character-count="1933"/>
    <meta:generator>LibreOffice/24.8.5.2$Linux_X86_64 LibreOffice_project/480$Build-2</meta:generator>
  </office:meta>
</office:document-meta>
</file>